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normal" style:master-page-name="Standard">
      <style:paragraph-properties fo:text-align="start" style:justify-single-word="false" style:page-number="1"/>
      <style:text-properties style:font-name="Candara" fo:font-size="36pt" fo:language="en" fo:country="US" fo:font-weight="bold" style:font-name-asian="Candara1" style:font-size-asian="36pt" style:font-weight-asian="bold" style:font-name-complex="Candara1" style:font-size-complex="36pt"/>
    </style:style>
    <style:style style:name="P3" style:family="paragraph" style:parent-style-name="normal">
      <style:paragraph-properties fo:text-align="center" style:justify-single-word="false"/>
      <style:text-properties style:font-name="Candara" fo:font-size="16pt" fo:language="en" fo:country="US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P4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fo:background-color="transparent" style:font-size-asian="11pt" style:font-style-asian="normal" style:font-size-complex="11pt"/>
    </style:style>
    <style:style style:name="P5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1e172c" officeooo:paragraph-rsid="001e172c" fo:background-color="transparent" style:font-size-asian="11pt" style:font-style-asian="normal" style:font-size-complex="11pt"/>
    </style:style>
    <style:style style:name="P6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35173" officeooo:paragraph-rsid="00235173" fo:background-color="transparent" style:font-size-asian="11pt" style:font-style-asian="normal" style:font-size-complex="11pt"/>
    </style:style>
    <style:style style:name="P7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44bf2" officeooo:paragraph-rsid="00244bf2" fo:background-color="transparent" style:font-size-asian="11pt" style:font-style-asian="normal" style:font-size-complex="11pt"/>
    </style:style>
    <style:style style:name="P8" style:family="paragraph" style:parent-style-name="normal" style:list-style-name="WWNum4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6a769" officeooo:paragraph-rsid="0026a769" fo:background-color="transparent" style:font-size-asian="11pt" style:font-style-asian="normal" style:font-size-complex="11pt"/>
    </style:style>
    <style:style style:name="P9" style:family="paragraph" style:parent-style-name="normal" style:list-style-name="WWNum4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officeooo:rsid="0026a769" officeooo:paragraph-rsid="0026a769" fo:background-color="transparent" style:font-size-asian="11pt" style:font-style-asian="normal" style:font-size-complex="11pt"/>
    </style:style>
    <style:style style:name="P10" style:family="paragraph" style:parent-style-name="normal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8%" fo:text-align="start" style:justify-single-word="false" fo:keep-together="auto" fo:orphans="2" fo:widows="2" fo:text-indent="0.7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fo:font-size="11pt" fo:language="en" fo:country="US" fo:font-style="normal" style:text-underline-style="none" fo:background-color="transparent" style:font-size-asian="11pt" style:font-style-asian="normal" style:font-size-complex="11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P14" style:family="paragraph" style:parent-style-name="normal" style:list-style-name="WWNum3">
      <style:paragraph-properties fo:margin-left="0.635cm" fo:margin-top="0cm" fo:margin-bottom="0cm" style:contextual-spacing="false" fo:line-height="100%" fo:text-indent="-0.635cm" style:auto-text-indent="false"/>
      <style:text-properties fo:language="en" fo:country="US"/>
    </style:style>
    <style:style style:name="P15" style:family="paragraph" style:parent-style-name="normal" style:list-style-name="WWNum3">
      <style:paragraph-properties fo:margin-top="0cm" fo:margin-bottom="0cm" style:contextual-spacing="false" fo:line-height="100%"/>
      <style:text-properties fo:language="en" fo:country="US"/>
    </style:style>
    <style:style style:name="P16" style:family="paragraph" style:parent-style-name="normal">
      <style:paragraph-properties fo:margin-left="0.635cm" fo:margin-top="0cm" fo:margin-bottom="0cm" style:contextual-spacing="false" fo:line-height="100%" fo:text-indent="0cm" style:auto-text-indent="false"/>
      <style:text-properties fo:language="en" fo:country="US"/>
    </style:style>
    <style:style style:name="P17" style:family="paragraph" style:parent-style-name="normal">
      <style:paragraph-properties fo:margin-top="0cm" fo:margin-bottom="0cm" style:contextual-spacing="false" fo:line-height="100%" fo:text-indent="0.499cm" style:auto-text-indent="false"/>
      <style:text-properties fo:language="en" fo:country="US"/>
    </style:style>
    <style:style style:name="P18" style:family="paragraph" style:parent-style-name="normal">
      <style:paragraph-properties fo:margin-top="0cm" fo:margin-bottom="0cm" style:contextual-spacing="false" fo:line-height="100%"/>
      <style:text-properties fo:language="en" fo:country="US"/>
    </style:style>
    <style:style style:name="P19" style:family="paragraph" style:parent-style-name="normal" style:list-style-name="WWNum4">
      <style:paragraph-properties fo:margin-left="0.635cm" fo:margin-top="0cm" fo:margin-bottom="0cm" style:contextual-spacing="false" fo:line-height="100%" fo:text-indent="-0.635cm" style:auto-text-indent="false"/>
      <style:text-properties fo:language="en" fo:country="US"/>
    </style:style>
    <style:style style:name="P20" style:family="paragraph" style:parent-style-name="normal">
      <style:paragraph-properties fo:margin-left="0.635cm" fo:margin-top="0cm" fo:margin-bottom="0cm" style:contextual-spacing="false" fo:line-height="100%" fo:text-indent="0cm" style:auto-text-indent="false"/>
      <style:text-properties fo:language="en" fo:country="US" officeooo:paragraph-rsid="002185a6"/>
    </style:style>
    <style:style style:name="P21" style:family="paragraph" style:parent-style-name="normal">
      <style:text-properties fo:language="en" fo:country="US"/>
    </style:style>
    <style:style style:name="P22" style:family="paragraph" style:parent-style-name="normal">
      <style:paragraph-properties fo:text-align="center" style:justify-single-word="false"/>
      <style:text-properties fo:language="en" fo:country="US"/>
    </style:style>
    <style:style style:name="P23" style:family="paragraph" style:parent-style-name="normal">
      <style:paragraph-properties fo:margin-top="0cm" fo:margin-bottom="0.282cm" style:contextual-spacing="false" fo:text-align="center" style:justify-single-word="false" fo:break-before="page"/>
      <style:text-properties fo:language="en" fo:country="US"/>
    </style:style>
    <style:style style:name="P24" style:family="paragraph" style:parent-style-name="normal">
      <style:paragraph-properties fo:text-align="center" style:justify-single-word="false"/>
      <style:text-properties fo:language="en" fo:country="US" officeooo:paragraph-rsid="002185a6"/>
    </style:style>
    <style:style style:name="P25" style:family="paragraph" style:parent-style-name="normal" style:list-style-name="WWNum3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26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keep-together="auto" fo:orphans="2" fo:widows="2" fo:text-indent="-0.762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27" style:family="paragraph" style:parent-style-name="normal">
      <loext:graphic-properties draw:fill="none" draw:fill-color="#ffffff"/>
      <style:paragraph-properties fo:margin-left="2.032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28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29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0" style:family="paragraph" style:parent-style-name="normal">
      <loext:graphic-properties draw:fill="none" draw:fill-color="#ffffff"/>
      <style:paragraph-properties fo:margin-left="0.75cm" fo:margin-right="0cm" fo:margin-top="0cm" fo:margin-bottom="0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1" style:family="paragraph" style:parent-style-name="normal">
      <loext:graphic-properties draw:fill="none" draw:fill-color="#ffffff"/>
      <style:paragraph-properties fo:margin-right="0cm" fo:margin-top="0cm" fo:margin-bottom="0cm" style:contextual-spacing="false" fo:line-height="108%" fo:text-align="start" style:justify-single-word="false" fo:keep-together="auto" fo:orphans="2" fo:widows="2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2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3" style:family="paragraph" style:parent-style-name="normal" style:list-style-name="WWNum4">
      <loext:graphic-properties draw:fill="none" draw:fill-color="#ffffff"/>
      <style:paragraph-properties fo:margin-left="0.635cm" fo:margin-right="0cm" fo:margin-top="0cm" fo:margin-bottom="0cm" style:contextual-spacing="false" fo:line-height="108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language="en" fo:country="US"/>
    </style:style>
    <style:style style:name="P34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8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language="en" fo:country="US"/>
    </style:style>
    <style:style style:name="P35" style:family="paragraph" style:parent-style-name="normal" style:list-style-name="WWNum2">
      <style:paragraph-properties fo:margin-left="1.27cm" fo:margin-top="0cm" fo:margin-bottom="0cm" style:contextual-spacing="false" fo:line-height="100%" fo:text-indent="-0.635cm" style:auto-text-indent="false"/>
      <style:text-properties fo:language="en" fo:country="US" style:text-underline-style="none" officeooo:rsid="00253047" officeooo:paragraph-rsid="00253047"/>
    </style:style>
    <style:style style:name="P36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8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language="en" fo:country="US" officeooo:rsid="00229700" officeooo:paragraph-rsid="00229700"/>
    </style:style>
    <style:style style:name="P37" style:family="paragraph" style:parent-style-name="normal" style:list-style-name="WWNum3">
      <loext:graphic-properties draw:fill="none" draw:fill-color="#ffffff"/>
      <style:paragraph-properties fo:margin-left="1.397cm" fo:margin-right="0cm" fo:margin-top="0cm" fo:margin-bottom="0cm" style:contextual-spacing="false" fo:line-height="108%" fo:text-align="start" style:justify-single-word="false" fo:orphans="2" fo:widows="2" fo:text-indent="-0.762cm" style:auto-text-indent="false" fo:background-color="transparent" fo:padding="0cm" fo:border="none" style:shadow="none" style:join-border="false"/>
      <style:text-properties fo:language="en" fo:country="US" officeooo:rsid="00244bf2" officeooo:paragraph-rsid="00244bf2"/>
    </style:style>
    <style:style style:name="P38" style:family="paragraph" style:parent-style-name="normal" style:list-style-name="WWNum4">
      <style:paragraph-properties fo:margin-left="1.397cm" fo:margin-top="0cm" fo:margin-bottom="0cm" style:contextual-spacing="false" fo:line-height="100%" fo:text-indent="-0.762cm" style:auto-text-indent="false"/>
      <style:text-properties fo:language="en" fo:country="US" officeooo:rsid="002ac1fe" officeooo:paragraph-rsid="002ac1fe"/>
    </style:style>
    <style:style style:name="P39" style:family="paragraph" style:parent-style-name="normal" style:list-style-name="WWNum4">
      <style:paragraph-properties fo:margin-left="1.397cm" fo:margin-top="0cm" fo:margin-bottom="0cm" style:contextual-spacing="false" fo:line-height="100%" fo:text-indent="-0.762cm" style:auto-text-indent="false"/>
      <style:text-properties fo:language="en" fo:country="US" officeooo:rsid="002c8562" officeooo:paragraph-rsid="002c8562"/>
    </style:style>
    <style:style style:name="T1" style:family="text">
      <style:text-properties style:font-name="Candara" fo:font-size="36pt" fo:font-weight="bold" style:font-name-asian="Candara1" style:font-size-asian="36pt" style:font-weight-asian="bold" style:font-name-complex="Candara1" style:font-size-complex="36pt"/>
    </style:style>
    <style:style style:name="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style style:name="T3" style:family="text">
      <style:text-properties style:font-name="Candara" fo:font-size="16pt" fo:font-style="italic" style:text-underline-style="solid" style:text-underline-width="auto" style:text-underline-color="font-color" fo:font-weight="bold" style:font-name-asian="Candara1" style:font-size-asian="16pt" style:font-style-asian="italic" style:font-weight-asian="bold" style:font-name-complex="Candara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tyle="normal" fo:background-color="transparent" loext:char-shading-value="0" style:font-style-asian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fo:background-color="transparent" loext:char-shading-value="0" style:font-size-asian="11pt" style:font-style-asian="normal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background-color="transparent" loext:char-shading-value="0" style:font-size-asian="11pt" style:font-style-asian="normal" style:font-size-complex="11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/>
    </style:style>
    <style:style style:name="T10" style:family="text">
      <style:text-properties fo:font-style="italic" style:font-style-asian="italic"/>
    </style:style>
    <style:style style:name="T11" style:family="text">
      <style:text-properties style:text-underline-style="none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1pt" style:text-underline-style="none" style:font-size-asian="11pt" style:font-size-complex="11pt"/>
    </style:style>
    <style:style style:name="T14" style:family="text">
      <style:text-properties fo:font-size="36pt" fo:font-weight="bold" style:font-size-asian="36pt" style:font-weight-asian="bold" style:font-size-complex="36pt"/>
    </style:style>
    <style:style style:name="T15" style:family="text">
      <style:text-properties officeooo:rsid="002185a6"/>
    </style:style>
    <style:style style:name="T16" style:family="text">
      <style:text-properties officeooo:rsid="0022420e"/>
    </style:style>
    <style:style style:name="T17" style:family="text">
      <style:text-properties officeooo:rsid="00294d18"/>
    </style:style>
    <style:style style:name="Sect1" style:family="section">
      <style:section-properties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32765*" fo:start-indent="0cm" fo:end-indent="0.624cm"/>
          <style:column style:rel-width="32770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heading=h.30j0zll"/><text:bookmark text:name="_heading=h.gjdgxs"/></text:p>
      <text:p text:style-name="P22"><text:bookmark-end text:name="_heading=h.30j0zll"/><text:span text:style-name="T1">PREPARING A CV</text:span></text:p>
      <text:section text:style-name="Sect1" text:name="TextSection">
        <text:p text:style-name="P3"/>
        <text:p text:style-name="P22"><text:span text:style-name="T9">Page 80</text:span></text:p>
        <text:list text:style-name="WWNum3">
          <text:list-item>
            <text:p text:style-name="P25">Answer the people’s questions below</text:p>
            <text:list>
              <text:list-item>
                <text:p text:style-name="P4">You should include all the degrees you have.</text:p>
              </text:list-item>
              <text:list-item>
                <text:p text:style-name="P5">Yes, since it is part of your work experience.</text:p>
              </text:list-item>
              <text:list-item>
                <text:p text:style-name="P4">Yes, since it could be interesting for the company in the future.</text:p>
              </text:list-item>
              <text:list-item>
                <text:p text:style-name="P4">Yes, if you think it is relevant to the job.</text:p>
              </text:list-item>
              <text:list-item>
                <text:p text:style-name="P26">To a professor where you studied and a boss where you have worked.</text:p>
              </text:list-item>
            </text:list>
          </text:list-item>
        </text:list>
        <text:p text:style-name="P27"/>
        <text:list text:continue-numbering="true" text:style-name="WWNum3">
          <text:list-item>
            <text:p text:style-name="P25">Match:</text:p>
          </text:list-item>
        </text:list>
        <text:p text:style-name="P28">2.1. <text:span text:style-name="T15">Work experience</text:span></text:p>
        <text:p text:style-name="P28">2.2.<text:span text:style-name="T15"> Personal details</text:span></text:p>
        <text:p text:style-name="P28">2.3.<text:span text:style-name="T15"> Personal details</text:span></text:p>
        <text:p text:style-name="P28">2.4.<text:span text:style-name="T15"> Education</text:span></text:p>
        <text:p text:style-name="P28">2.5.<text:span text:style-name="T15"> Work experience</text:span></text:p>
        <text:p text:style-name="P34"/>
        <text:p text:style-name="P22"><text:span text:style-name="T9">Working with vocabulary</text:span></text:p>
        <text:p text:style-name="P24"><text:span text:style-name="T9">Page 81</text:span></text:p>
        <text:list text:continue-numbering="true" text:style-name="WWNum3">
          <text:list-item>
            <text:p text:style-name="P14">Listen and choose the correct answer.</text:p>
          </text:list-item>
        </text:list>
        <text:p text:style-name="P16">3.1. <text:span text:style-name="T16">a</text:span></text:p>
        <text:p text:style-name="P16">3.2. <text:span text:style-name="T16">b</text:span></text:p>
        <text:p text:style-name="P16">3.3. <text:span text:style-name="T16">a</text:span></text:p>
        <text:p text:style-name="P16">3.4. <text:span text:style-name="T16">b</text:span></text:p>
        <text:p text:style-name="P20">3.5. <text:span text:style-name="T16">a</text:span></text:p>
        <text:p text:style-name="P20">3.6. <text:span text:style-name="T16">b</text:span></text:p>
        <text:p text:style-name="P16">3.7. <text:span text:style-name="T16">b</text:span></text:p>
        <text:p text:style-name="P16">3.8. <text:span text:style-name="T16">a</text:span></text:p>
        <text:p text:style-name="P29"/>
        <text:list xml:id="list104914384894512" text:continue-numbering="true" text:style-name="WWNum3">
          <text:list-item>
            <text:p text:style-name="P25">Complete the chart: </text:p>
          </text:list-item>
        </text:list>
        <text:list text:style-name="WWNum1">
          <text:list-item>
            <text:p text:style-name="P32">Personal details:</text:p>
            <text:p text:style-name="P36">married, single, gender, male, divorced. female, marital status.</text:p>
            <text:p text:style-name="P36"/>
          </text:list-item>
          <text:list-item>
            <text:p text:style-name="P32">Education: </text:p>
            <text:p text:style-name="P36">graduate, certificate, Bachelor's degree, formal training.</text:p>
          </text:list-item>
        </text:list>
        <text:p text:style-name="P11"/>
        <text:list text:continue-list="list104914384894512" text:style-name="WWNum3">
          <text:list-item>
            <text:p text:style-name="P15">Complete the sentences: </text:p>
            <text:list>
              <text:list-item>
                <text:p text:style-name="P6">single or divorced</text:p>
              </text:list-item>
              <text:list-item>
                <text:p text:style-name="P7">formal training</text:p>
              </text:list-item>
              <text:list-item>
                <text:p text:style-name="P7">reference</text:p>
              </text:list-item>
              <text:list-item>
                <text:p text:style-name="P7">personal details</text:p>
              </text:list-item>
              <text:list-item>
                <text:p text:style-name="P7">current job</text:p>
              </text:list-item>
              <text:list-item>
                <text:p text:style-name="P37">fluent</text:p>
              </text:list-item>
            </text:list>
          </text:list-item>
        </text:list>
        <text:p text:style-name="P17"/>
        <text:p text:style-name="P18"/>
        <text:p text:style-name="P18"><text:span text:style-name="T12">“Your Turn” </text:span>Listen and choose the correct answer:</text:p>
        <text:list text:style-name="WWNum2">
          <text:list-item>
            <text:p text:style-name="P35">a</text:p>
          </text:list-item>
          <text:list-item>
            <text:p text:style-name="P35">a</text:p>
          </text:list-item>
          <text:list-item>
            <text:p text:style-name="P35">b</text:p>
          </text:list-item>
          <text:list-item>
            <text:p text:style-name="P35">b</text:p>
          </text:list-item>
          <text:list-item>
            <text:p text:style-name="P35">a</text:p>
          </text:list-item>
        </text:list>
      </text:section>
      <text:section text:style-name="Sect2" text:name="Sección1">
        <text:p text:style-name="P23"><text:span text:style-name="T14">Writing a CV</text:span></text:p>
      </text:section>
      <text:section text:style-name="Sect3" text:name="Sección2">
        <text:p text:style-name="P22"><text:span text:style-name="T9">Page 82</text:span></text:p>
        <text:list text:style-name="WWNum4">
          <text:list-item>
            <text:p text:style-name="P33">Choose the correct answer: </text:p>
            <text:list>
              <text:list-item>
                <text:p text:style-name="P8">a</text:p>
              </text:list-item>
              <text:list-item>
                <text:p text:style-name="P8">c</text:p>
              </text:list-item>
              <text:list-item>
                <text:p text:style-name="P9">c</text:p>
              </text:list-item>
            </text:list>
          </text:list-item>
        </text:list>
        <text:p text:style-name="P31"/>
        <text:p text:style-name="P22"><text:span text:style-name="T9">Page 83</text:span></text:p>
        <text:p text:style-name="P10"/>
        <text:list text:continue-numbering="true" text:style-name="WWNum4">
          <text:list-item>
            <text:p text:style-name="P33">Answer the questions<text:span text:style-name="T8">:</text:span></text:p>
          </text:list-item>
        </text:list>
        <text:p text:style-name="P30">2.1.<text:span text:style-name="T17"> Ms Grander</text:span></text:p>
        <text:p text:style-name="P30">2.2.<text:span text:style-name="T17"> On Jod4U.uknet.uk</text:span></text:p>
        <text:p text:style-name="P30">2.3.<text:span text:style-name="T17"> 16th June, 1995</text:span></text:p>
        <text:p text:style-name="P30">2.4.<text:span text:style-name="T17"> Coursara</text:span></text:p>
        <text:p text:style-name="P30">2.5.<text:span text:style-name="T17"> Yes, she currently works at IT Business Support, Preston Trades.</text:span></text:p>
        <text:p text:style-name="P30">2.6. She speaks two languages, English and German.</text:p>
        <text:p text:style-name="P30"/>
        <text:list text:continue-numbering="true" text:style-name="WWNum4">
          <text:list-item>
            <text:p text:style-name="P19">What two things are missing?: </text:p>
            <text:list>
              <text:list-item>
                <text:p text:style-name="P38">home address</text:p>
              </text:list-item>
              <text:list-item>
                <text:p text:style-name="P39">nationality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ndara" svg:font-family="Candara" style:font-family-generic="swiss"/>
    <style:font-face style:name="Candara1" svg:font-family="Candara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swiss"/>
    <style:font-face style:name="Georgia1" svg:font-family="Georgia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swiss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fo:font-weight="bold" style:font-size-asian="14pt" style:font-weight-asian="bold" style:font-size-complex="14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4pt" fo:font-weight="bold" style:font-size-asian="14pt" style:font-weight-asian="bold" style:font-size-complex="14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96cm" style:type="center"/>
          <style:tab-stop style:position="9.001cm" style:type="center"/>
          <style:tab-stop style:position="15.921cm" style:type="right"/>
          <style:tab-stop style:position="18.461cm" style:type="right"/>
        </style:tab-stops>
      </style:paragraph-properties>
      <style:text-properties fo:language="en" fo:country="US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normal">
      <style:text-properties fo:language="en" fo:country="US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ndara" fo:font-size="12pt" fo:font-style="normal" style:text-underline-style="none" fo:font-weight="bold" fo:background-color="transparent" loext:char-shading-value="0" style:font-name-asian="Candara1" style:font-size-asian="12pt" style:font-style-asian="normal" style:font-weight-asian="bold" style:font-name-complex="Candara1" style:font-size-complex="12pt"/>
    </style:style>
    <style:style style:name="MT2" style:family="text">
      <style:text-properties style:font-name="Candara" fo:font-size="12pt" fo:font-weight="bold" style:font-name-asian="Candara1" style:font-size-asian="12pt" style:font-weight-asian="bold" style:font-name-complex="Candara1" style:font-size-complex="12pt"/>
    </style:style>
    <style:page-layout style:name="Mpm1">
      <style:page-layout-properties fo:page-width="21.001cm" fo:page-height="29.7cm" style:num-format="1" style:print-orientation="portrait" fo:margin-top="1cm" fo:margin-bottom="0cm" fo:margin-left="1.27cm" fo:margin-right="1.27cm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2.251cm" fo:margin-left="0cm" fo:margin-right="0cm" fo:margin-top="2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NIT </text:span><text:span text:style-name="MT2">20</text:span><text:span text:style-name="MT1"><text:tab/></text:span><text:span text:style-name="MT2">PREPARING A CV</text:span></text:p>
      </style:header>
      <style:header-left>
        <text:p text:style-name="MP2"><text:span text:style-name="MT2">Unit 20</text:span></text:p>
      </style:header-left>
      <style:footer>
        <text:p text:style-name="MP3"/>
      </style:footer>
      <style:footer-left>
        <text:p text:style-name="MP4"/>
      </style:foot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4T10:49:13.842391975</dc:date>
    <meta:editing-duration>PT2M41S</meta:editing-duration>
    <meta:editing-cycles>1</meta:editing-cycles>
    <meta:document-statistic meta:table-count="0" meta:image-count="0" meta:object-count="0" meta:page-count="2" meta:paragraph-count="63" meta:word-count="248" meta:character-count="1304" meta:non-whitespace-character-count="1147"/>
    <meta:generator>LibreOffice/7.6.4.1$Linux_X86_64 LibreOffice_project/60$Build-1</meta:generator>
  </office:meta>
</office:document-meta>
</file>